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1.614cm"/>
    </style:style>
    <style:style style:name="gr5" style:family="graphic" style:parent-style-name="standard">
      <style:graphic-properties draw:stroke="none" draw:fill="none" draw:textarea-horizontal-align="center" draw:textarea-vertical-align="middl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fill="solid" draw:fill-color="#9966cc" draw:textarea-horizontal-align="center"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995cm" fo:min-width="2.265cm"/>
    </style:style>
    <style:style style:name="gr9" style:family="graphic" style:parent-style-name="standard">
      <style:graphic-properties draw:stroke="none" svg:stroke-color="#000000" draw:fill="none" draw:fill-color="#ffffff" draw:textarea-horizontal-align="left" draw:auto-grow-height="true" draw:auto-grow-width="true" fo:min-height="0.995cm" fo:min-width="2.687cm"/>
    </style:style>
    <style:style style:name="gr10" style:family="graphic" style:parent-style-name="standard">
      <style:graphic-properties draw:fill="solid" draw:fill-color="#9966cc" draw:textarea-horizontal-align="justify" draw:textarea-vertical-align="middle" draw:auto-grow-height="false" fo:min-height="0cm" fo:min-width="0cm" fo:wrap-option="no-wrap"/>
    </style:style>
    <style:style style:name="gr11" style:family="graphic" style:parent-style-name="standard">
      <style:graphic-properties draw:stroke="none" draw:fill="solid" draw:fill-color="#ffffff" draw:textarea-horizontal-align="center"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575cm" fo:min-width="1.283cm"/>
    </style:style>
    <style:style style:name="gr13" style:family="graphic" style:parent-style-name="standard">
      <style:graphic-properties draw:stroke="none" svg:stroke-color="#000000" draw:fill="none" draw:fill-color="#ffffff" draw:textarea-horizontal-align="left" draw:auto-grow-height="true" draw:auto-grow-width="true" fo:min-height="0.575cm" fo:min-width="1.491cm"/>
    </style:style>
    <style:style style:name="gr14" style:family="graphic" style:parent-style-name="standard">
      <style:graphic-properties draw:marker-end="Arrow" draw:marker-end-width="0.152cm" draw:textarea-horizontal-align="center" draw:textarea-vertical-align="middle"/>
    </style:style>
    <style:style style:name="gr15" style:family="graphic" style:parent-style-name="standard">
      <style:graphic-properties draw:stroke="none" svg:stroke-color="#000000" draw:fill="none" draw:fill-color="#ffffff" draw:textarea-horizontal-align="left" draw:auto-grow-height="true" draw:auto-grow-width="true" fo:min-height="0.575cm" fo:min-width="1.336cm"/>
    </style:style>
    <style:style style:name="gr16" style:family="graphic" style:parent-style-name="standard">
      <style:graphic-properties draw:stroke="none" svg:stroke-color="#000000" draw:fill="none" draw:fill-color="#ffffff" draw:textarea-horizontal-align="left" draw:auto-grow-height="true" draw:auto-grow-width="true" fo:min-height="0.575cm" fo:min-width="1.545cm"/>
    </style:style>
    <style:style style:name="P1" style:family="paragraph">
      <style:paragraph-properties fo:text-align="center"/>
    </style:style>
    <style:style style:name="P2" style:family="paragraph">
      <style:paragraph-properties fo:text-align="center"/>
      <style:text-properties fo:font-family="Baghdad" style:font-pitch="variable"/>
    </style:style>
    <style:style style:name="P3" style:family="paragraph">
      <style:text-properties fo:font-size="10pt" style:font-size-asian="10pt" style:font-size-complex="10pt"/>
    </style:style>
    <style:style style:name="P4" style:family="paragraph">
      <style:paragraph-properties fo:text-align="center"/>
      <style:text-properties fo:font-size="22pt" style:font-size-asian="18pt" style:font-size-complex="18pt"/>
    </style:style>
    <style:style style:name="P5" style:family="paragraph">
      <style:text-properties fo:font-size="22pt" style:font-size-asian="18pt" style:font-size-complex="18pt"/>
    </style:style>
    <style:style style:name="P6" style:family="paragraph">
      <style:paragraph-properties fo:text-align="center"/>
      <style:text-properties fo:font-size="15pt"/>
    </style:style>
    <style:style style:name="P7" style:family="paragraph">
      <style:paragraph-properties fo:text-align="center"/>
      <style:text-properties fo:font-size="15pt" style:font-size-asian="9pt" style:font-size-complex="9pt"/>
    </style:style>
    <style:style style:name="P8" style:family="paragraph">
      <style:text-properties fo:font-size="9pt" style:font-size-asian="6pt" style:font-size-complex="6pt"/>
    </style:style>
    <style:style style:name="P9" style:family="paragraph">
      <style:paragraph-properties fo:text-align="center"/>
      <style:text-properties fo:font-size="10pt"/>
    </style:style>
    <style:style style:name="T1" style:family="text">
      <style:text-properties style:text-position="super 58%"/>
    </style:style>
    <style:style style:name="T2" style:family="text">
      <style:text-properties fo:font-family="Baghdad" style:font-pitch="variable"/>
    </style:style>
    <style:style style:name="T3" style:family="text">
      <style:text-properties fo:font-size="12pt" style:font-size-asian="12pt" style:font-size-complex="12pt"/>
    </style:style>
    <style:style style:name="T4" style:family="text">
      <style:text-properties style:text-position="-25% 55%" fo:font-size="12pt" style:font-size-asian="12pt" style:font-size-complex="12pt"/>
    </style:style>
    <style:style style:name="T5" style:family="text">
      <style:text-properties style:use-window-font-color="true" style:text-outline="false" style:text-line-through-style="none" style:text-position="33% 58%" fo:font-family="Arial" style:font-family-generic="roman" style:font-pitch="variable" fo:font-size="12pt" fo:font-style="normal" fo:text-shadow="none" style:text-underline-style="none" fo:font-weight="normal" style:letter-kerning="true" style:font-family-asian="SimSun" style:font-family-generic-asian="system" style:font-pitch-asian="variable" style:font-size-asian="12pt" style:font-style-asian="normal" style:font-weight-asian="normal"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6" style:family="text">
      <style:text-properties fo:font-size="10pt" style:font-size-asian="10pt" style:font-size-complex="10pt"/>
    </style:style>
    <style:style style:name="T7" style:family="text">
      <style:text-properties style:text-position="-25% 55%"/>
    </style:style>
    <style:style style:name="T8" style:family="text">
      <style:text-properties style:use-window-font-color="true" style:text-outline="false" style:text-line-through-style="none" style:text-position="33% 58%" fo:font-family="Arial" style:font-family-generic="roman" style:font-pitch="variable" fo:font-style="normal" fo:text-shadow="none" style:text-underline-style="none" fo:font-weight="normal" style:letter-kerning="true" style:font-family-asian="SimSun" style:font-family-generic-asian="system" style:font-pitch-asian="variable" style:font-style-asian="normal" style:font-weight-asian="normal" style:font-family-complex="'Lucida Sans'" style:font-family-generic-complex="system" style:font-pitch-complex="variable" style:font-style-complex="normal" style:font-weight-complex="normal" style:text-emphasize="none" style:font-relief="none" style:text-overline-style="none" style:text-overline-color="font-color"/>
    </style:style>
    <style:style style:name="T9" style:family="text">
      <style:text-properties style:font-size-asian="9pt" style:font-size-complex="9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xml:id="id1" draw:id="id1" draw:layer="layout" svg:width="1.27cm" svg:height="1.27cm" svg:x="8.62cm" svg:y="12.73cm">
          <text:p text:style-name="P1">S<text:span text:style-name="T1">i</text:span></text:p>
        </draw:rect>
        <draw:rect draw:style-name="gr1" draw:text-style-name="P1" xml:id="id4" draw:id="id4" draw:layer="layout" svg:width="1.27cm" svg:height="1.27cm" svg:x="8.62cm" svg:y="14.335cm">
          <text:p text:style-name="P1">S<text:span text:style-name="T1">i</text:span></text:p>
        </draw:rect>
        <draw:circle draw:style-name="gr1" draw:text-style-name="P2" xml:id="id3" draw:id="id3" draw:layer="layout" svg:width="0.635cm" svg:height="0.635cm" svg:x="12.104cm" svg:y="14.655cm">
          <text:p text:style-name="P1"><text:span text:style-name="T2">x</text:span></text:p>
        </draw:circle>
        <draw:line draw:style-name="gr2" draw:text-style-name="P1" draw:layer="layout" svg:x1="9.255cm" svg:y1="11.895cm" svg:x2="9.255cm" svg:y2="12.53cm">
          <text:p/>
        </draw:line>
        <draw:line draw:style-name="gr2" draw:text-style-name="P1" draw:layer="layout" svg:x1="9.355cm" svg:y1="11.896cm" svg:x2="9.355cm" svg:y2="12.531cm">
          <text:p/>
        </draw:line>
        <draw:frame draw:style-name="gr3" draw:layer="layout" svg:width="1.743cm" svg:height="0.785cm" svg:x="6.971cm" svg:y="12.73cm">
          <draw:text-box>
            <text:p><text:span text:style-name="T3">p(x</text:span><text:span text:style-name="T4">t</text:span><text:span text:style-name="T3">|S</text:span><text:span text:style-name="T5">i</text:span><text:span text:style-name="T3">)</text:span></text:p>
          </draw:text-box>
        </draw:frame>
        <draw:frame draw:style-name="gr3" draw:layer="layout" svg:width="2.009cm" svg:height="0.785cm" svg:x="9.845cm" svg:y="12.73cm">
          <draw:text-box>
            <text:p><text:span text:style-name="T3">p(x</text:span><text:span text:style-name="T4">t+1</text:span><text:span text:style-name="T3">|S</text:span><text:span text:style-name="T5">i</text:span><text:span text:style-name="T3">)</text:span></text:p>
          </draw:text-box>
        </draw:frame>
        <draw:frame draw:style-name="gr3" draw:layer="layout" svg:width="1.743cm" svg:height="0.785cm" svg:x="7.018cm" svg:y="14.294cm">
          <draw:text-box>
            <text:p><text:span text:style-name="T3">p(x</text:span><text:span text:style-name="T4">t</text:span><text:span text:style-name="T3">|S</text:span><text:span text:style-name="T5">i</text:span><text:span text:style-name="T3">)</text:span></text:p>
          </draw:text-box>
        </draw:frame>
        <draw:frame draw:style-name="gr3" draw:layer="layout" svg:width="2.009cm" svg:height="0.785cm" svg:x="9.845cm" svg:y="14.335cm">
          <draw:text-box>
            <text:p><text:span text:style-name="T3">p(x</text:span><text:span text:style-name="T4">t+1</text:span><text:span text:style-name="T3">|S</text:span><text:span text:style-name="T5">i</text:span><text:span text:style-name="T3">)</text:span></text:p>
          </draw:text-box>
        </draw:frame>
        <draw:frame draw:style-name="gr4" xml:id="id6" draw:id="id6" draw:layer="layout" svg:width="2.293cm" svg:height="0.785cm" svg:x="13.769cm" svg:y="14.567cm">
          <draw:text-box>
            <text:p><text:span text:style-name="T3">{p(x</text:span><text:span text:style-name="T4">t+1</text:span><text:span text:style-name="T3">|S</text:span><text:span text:style-name="T5">j</text:span><text:span text:style-name="T3">)}</text:span></text:p>
          </draw:text-box>
        </draw:frame>
        <draw:rect draw:style-name="gr5" draw:text-style-name="P1" xml:id="id2" draw:id="id2" draw:layer="layout" svg:width="0.254cm" svg:height="0.635cm" svg:x="9.19cm" svg:y="11.86cm">
          <text:p/>
        </draw:rect>
        <draw:connector draw:style-name="gr6" draw:text-style-name="P1" draw:layer="layout" draw:line-skew="2.039cm" svg:x1="9.89cm" svg:y1="13.365cm" svg:x2="9.444cm" svg:y2="12.177cm" draw:start-shape="id1" draw:start-glue-point="1" draw:end-shape="id2" draw:end-glue-point="1" svg:d="m9890 13365h2540v-1188h-2986">
          <text:p/>
        </draw:connector>
        <draw:connector draw:style-name="gr6" draw:text-style-name="P1" draw:layer="layout" draw:line-skew="-1.404cm" svg:x1="9.19cm" svg:y1="12.177cm" svg:x2="8.62cm" svg:y2="13.365cm" draw:start-shape="id2" draw:start-glue-point="3" draw:end-shape="id1" svg:d="m9190 12177h-2475v1188h1905">
          <text:p/>
        </draw:connector>
        <draw:connector draw:style-name="gr6" draw:text-style-name="P1" draw:layer="layout" svg:x1="9.89cm" svg:y1="13.365cm" svg:x2="12.421cm" svg:y2="14.655cm" draw:start-shape="id1" draw:end-shape="id3" draw:end-glue-point="0" svg:d="m9890 13365h2531v1290">
          <text:p/>
        </draw:connector>
        <draw:connector draw:style-name="gr6" draw:text-style-name="P1" draw:layer="layout" svg:x1="9.89cm" svg:y1="14.97cm" svg:x2="12.104cm" svg:y2="14.972cm" draw:start-shape="id4" draw:end-shape="id3" draw:end-glue-point="3" svg:d="m9890 14970h1107v2h1107">
          <text:p/>
        </draw:connector>
        <draw:line draw:style-name="gr2" draw:text-style-name="P1" draw:layer="layout" svg:x1="9.22cm" svg:y1="15.839cm" svg:x2="9.22cm" svg:y2="16.474cm">
          <text:p/>
        </draw:line>
        <draw:line draw:style-name="gr2" draw:text-style-name="P1" draw:layer="layout" svg:x1="9.32cm" svg:y1="15.84cm" svg:x2="9.32cm" svg:y2="16.475cm">
          <text:p/>
        </draw:line>
        <draw:rect draw:style-name="gr5" draw:text-style-name="P1" xml:id="id5" draw:id="id5" draw:layer="layout" svg:width="0.254cm" svg:height="0.635cm" svg:x="9.155cm" svg:y="15.804cm">
          <text:p/>
        </draw:rect>
        <draw:connector draw:style-name="gr6" draw:text-style-name="P1" draw:layer="layout" svg:x1="12.421cm" svg:y1="15.29cm" svg:x2="9.409cm" svg:y2="16.121cm" draw:start-shape="id3" draw:start-glue-point="2" draw:end-shape="id5" draw:end-glue-point="1" svg:d="m12421 15290v831h-3012">
          <text:p/>
        </draw:connector>
        <draw:connector draw:style-name="gr6" draw:text-style-name="P1" draw:layer="layout" draw:line-skew="-1.404cm" svg:x1="9.155cm" svg:y1="16.121cm" svg:x2="8.62cm" svg:y2="14.97cm" draw:start-shape="id5" draw:start-glue-point="3" draw:end-shape="id4" svg:d="m9155 16121h-2440v-1151h1905">
          <text:p/>
        </draw:connector>
        <draw:connector draw:style-name="gr6" draw:text-style-name="P1" draw:layer="layout" svg:x1="13.769cm" svg:y1="14.959cm" svg:x2="12.739cm" svg:y2="14.972cm" draw:start-shape="id6" draw:start-glue-point="3" draw:end-shape="id3" draw:end-glue-point="1" svg:d="m13769 14959h-514v13h-516">
          <text:p/>
        </draw:connector>
        <draw:frame draw:style-name="gr3" draw:text-style-name="P3" draw:layer="layout" svg:width="0.697cm" svg:height="0.645cm" svg:x="7.337cm" svg:y="12.45cm">
          <draw:text-box>
            <text:p><text:span text:style-name="T6">_</text:span></text:p>
          </draw:text-box>
        </draw:frame>
        <draw:frame draw:style-name="gr3" draw:text-style-name="P3" draw:layer="layout" svg:width="0.709cm" svg:height="0.645cm" svg:x="7.424cm" svg:y="14.209cm">
          <draw:text-box>
            <text:p><text:span text:style-name="T6">~</text:span></text:p>
          </draw:text-box>
        </draw:frame>
        <draw:frame draw:style-name="gr3" draw:text-style-name="P3" draw:layer="layout" svg:width="0.697cm" svg:height="0.645cm" svg:x="10.238cm" svg:y="12.451cm">
          <draw:text-box>
            <text:p><text:span text:style-name="T6">_</text:span></text:p>
          </draw:text-box>
        </draw:frame>
        <draw:frame draw:style-name="gr3" draw:text-style-name="P3" draw:layer="layout" svg:width="0.709cm" svg:height="0.645cm" svg:x="10.225cm" svg:y="14.21cm">
          <draw:text-box>
            <text:p><text:span text:style-name="T6">~</text:span></text:p>
          </draw:text-box>
        </draw:frame>
        <draw:rect draw:style-name="gr7" draw:text-style-name="P4" xml:id="id7" draw:id="id7" draw:layer="layout" svg:width="2.014cm" svg:height="2.015cm" svg:x="4.241cm" svg:y="17.589cm">
          <text:p text:style-name="P4">S<text:span text:style-name="T1">i</text:span></text:p>
        </draw:rect>
        <draw:frame draw:style-name="gr8" draw:text-style-name="P5" draw:layer="layout" svg:width="2.781cm" svg:height="1.245cm" svg:x="1.635cm" svg:y="17.589cm">
          <draw:text-box>
            <text:p text:style-name="P5">p(x<text:span text:style-name="T7">t</text:span>|S<text:span text:style-name="T8">i</text:span>)</text:p>
          </draw:text-box>
        </draw:frame>
        <draw:frame draw:style-name="gr9" draw:text-style-name="P5" draw:layer="layout" svg:width="3.267cm" svg:height="1.245cm" svg:x="6.09cm" svg:y="17.589cm">
          <draw:text-box>
            <text:p text:style-name="P5">p(x<text:span text:style-name="T7">t+1</text:span>|S<text:span text:style-name="T8">i</text:span>)</text:p>
          </draw:text-box>
        </draw:frame>
        <draw:custom-shape draw:style-name="gr10" draw:text-style-name="P7" xml:id="id9" draw:id="id9" draw:layer="layout" svg:width="3.022cm" svg:height="2.015cm" svg:x="3.868cm" svg:y="19.976cm">
          <text:p text:style-name="P6"><text:span text:style-name="T9">Bayesian</text:span></text:p>
          <text:p text:style-name="P6"><text:span text:style-name="T9">combin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7" draw:text-style-name="P4" xml:id="id10" draw:id="id10" draw:layer="layout" svg:width="2.014cm" svg:height="2.015cm" svg:x="4.241cm" svg:y="22.466cm">
          <text:p text:style-name="P4">S<text:span text:style-name="T1">j</text:span></text:p>
        </draw:rect>
        <draw:connector draw:style-name="gr6" draw:text-style-name="P1" draw:layer="layout" draw:line-skew="2.024cm" svg:x1="6.255cm" svg:y1="18.596cm" svg:x2="6.731cm" svg:y2="20.583cm" draw:start-shape="id7" draw:start-glue-point="1" draw:end-shape="id8" draw:end-glue-point="1" svg:d="m6255 18596h3000v1987h-2524">
          <text:p/>
        </draw:connector>
        <draw:connector draw:style-name="gr6" draw:text-style-name="P1" draw:layer="layout" draw:line-skew="-1.732cm" svg:x1="3.868cm" svg:y1="20.983cm" svg:x2="4.241cm" svg:y2="18.596cm" draw:start-shape="id9" draw:start-glue-point="3" draw:end-shape="id7" svg:d="m3868 20983h-2233v-2387h2606">
          <text:p/>
        </draw:connector>
        <draw:connector draw:style-name="gr6" draw:text-style-name="P1" draw:layer="layout" draw:line-skew="2.022cm" svg:x1="6.255cm" svg:y1="23.473cm" svg:x2="6.733cm" svg:y2="21.219cm" draw:start-shape="id10" draw:start-glue-point="1" draw:end-shape="id11" draw:end-glue-point="1" svg:d="m6255 23473h3000v-2254h-2522">
          <text:p/>
        </draw:connector>
        <draw:connector draw:style-name="gr6" draw:text-style-name="P1" draw:layer="layout" draw:line-skew="-1.732cm" svg:x1="3.868cm" svg:y1="20.983cm" svg:x2="4.241cm" svg:y2="23.473cm" draw:start-shape="id9" draw:end-shape="id10" svg:d="m3868 20983h-2233v2490h2606">
          <text:p/>
        </draw:connector>
        <draw:rect draw:style-name="gr5" draw:text-style-name="P1" xml:id="id8" draw:id="id8" draw:layer="layout" svg:width="1.007cm" svg:height="1.008cm" svg:x="5.724cm" svg:y="20.079cm">
          <text:p/>
        </draw:rect>
        <draw:rect draw:style-name="gr5" draw:text-style-name="P1" xml:id="id11" draw:id="id11" draw:layer="layout" svg:width="1.007cm" svg:height="1.008cm" svg:x="5.726cm" svg:y="20.715cm">
          <text:p/>
        </draw:rect>
        <draw:rect draw:style-name="gr11" draw:text-style-name="P1" draw:layer="layout" svg:width="0.403cm" svg:height="1.007cm" svg:x="2.631cm" svg:y="20.452cm">
          <text:p/>
        </draw:rect>
        <draw:line draw:style-name="gr2" draw:text-style-name="P1" draw:layer="layout" svg:x1="2.734cm" svg:y1="20.451cm" svg:x2="2.734cm" svg:y2="21.458cm">
          <text:p/>
        </draw:line>
        <draw:line draw:style-name="gr2" draw:text-style-name="P1" draw:layer="layout" svg:x1="2.893cm" svg:y1="20.452cm" svg:x2="2.893cm" svg:y2="21.459cm">
          <text:p/>
        </draw:line>
        <draw:frame draw:style-name="gr9" draw:text-style-name="P5" draw:layer="layout" svg:width="3.267cm" svg:height="1.245cm" svg:x="6.09cm" svg:y="22.387cm">
          <draw:text-box>
            <text:p text:style-name="P5">p(x<text:span text:style-name="T7">t+1</text:span>|S<text:span text:style-name="T8">j</text:span>)</text:p>
          </draw:text-box>
        </draw:frame>
        <draw:frame draw:style-name="gr8" draw:text-style-name="P5" draw:layer="layout" svg:width="2.781cm" svg:height="1.245cm" svg:x="1.635cm" svg:y="22.387cm">
          <draw:text-box>
            <text:p text:style-name="P5">p(x<text:span text:style-name="T7">t</text:span>|S<text:span text:style-name="T8">j</text:span>)</text:p>
          </draw:text-box>
        </draw:frame>
        <draw:connector draw:style-name="gr6" draw:text-style-name="P1" draw:layer="layout" svg:x1="6.255cm" svg:y1="18.596cm" svg:x2="10.173cm" svg:y2="18.596cm" draw:start-shape="id7" svg:d="m6255 18596h3918">
          <text:p/>
        </draw:connector>
        <draw:connector draw:style-name="gr6" draw:text-style-name="P1" draw:layer="layout" svg:x1="6.255cm" svg:y1="23.473cm" svg:x2="10.203cm" svg:y2="23.475cm" draw:start-shape="id10" svg:d="m6255 23473h2225v2h1723">
          <text:p/>
        </draw:connector>
        <draw:rect draw:style-name="gr7" draw:text-style-name="P4" xml:id="id12" draw:id="id12" draw:layer="layout" svg:width="2.014cm" svg:height="2.015cm" svg:x="14.121cm" svg:y="17.589cm">
          <text:p text:style-name="P4">S<text:span text:style-name="T1">i</text:span></text:p>
        </draw:rect>
        <draw:frame draw:style-name="gr8" draw:text-style-name="P5" draw:layer="layout" svg:width="2.781cm" svg:height="1.245cm" svg:x="11.515cm" svg:y="17.589cm">
          <draw:text-box>
            <text:p text:style-name="P5">p(x<text:span text:style-name="T7">t</text:span>|S<text:span text:style-name="T8">i</text:span>)</text:p>
          </draw:text-box>
        </draw:frame>
        <draw:frame draw:style-name="gr9" draw:text-style-name="P5" draw:layer="layout" svg:width="3.267cm" svg:height="1.245cm" svg:x="15.97cm" svg:y="17.589cm">
          <draw:text-box>
            <text:p text:style-name="P5">p(x<text:span text:style-name="T7">t+1</text:span>|S<text:span text:style-name="T8">i</text:span>)</text:p>
          </draw:text-box>
        </draw:frame>
        <draw:custom-shape draw:style-name="gr10" draw:text-style-name="P7" draw:layer="layout" svg:width="3.022cm" svg:height="2.015cm" svg:x="13.748cm" svg:y="19.976cm">
          <text:p text:style-name="P7">Bayesian</text:p>
          <text:p text:style-name="P7">combiner</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6" draw:text-style-name="P1" draw:layer="layout" draw:line-skew="1.669cm" svg:x1="16.135cm" svg:y1="18.596cm" svg:x2="16.611cm" svg:y2="20.583cm" draw:start-shape="id12" draw:start-glue-point="1" draw:end-shape="id13" draw:end-glue-point="1" svg:d="m16135 18596h2645v1987h-2169">
          <text:p/>
        </draw:connector>
        <draw:connector draw:style-name="gr6" draw:text-style-name="P1" draw:layer="layout" draw:line-skew="-1.428cm" svg:x1="13.723cm" svg:y1="20.798cm" svg:x2="14.121cm" svg:y2="18.596cm" draw:start-shape="id14" draw:start-glue-point="3" draw:end-shape="id12" svg:d="m13723 20798h-1928v-2202h2326">
          <text:p/>
        </draw:connector>
        <draw:rect draw:style-name="gr5" draw:text-style-name="P1" xml:id="id13" draw:id="id13" draw:layer="layout" svg:width="1.007cm" svg:height="1.008cm" svg:x="15.604cm" svg:y="20.079cm">
          <text:p/>
        </draw:rect>
        <draw:rect draw:style-name="gr5" draw:text-style-name="P1" draw:layer="layout" svg:width="1.007cm" svg:height="1.007cm" svg:x="15.764cm" svg:y="20.557cm">
          <text:p/>
        </draw:rect>
        <draw:rect draw:style-name="gr11" draw:text-style-name="P1" draw:layer="layout" svg:width="0.403cm" svg:height="1.008cm" svg:x="12.711cm" svg:y="20.293cm">
          <text:p/>
        </draw:rect>
        <draw:line draw:style-name="gr2" draw:text-style-name="P1" draw:layer="layout" svg:x1="12.814cm" svg:y1="20.292cm" svg:x2="12.814cm" svg:y2="21.299cm">
          <text:p/>
        </draw:line>
        <draw:line draw:style-name="gr2" draw:text-style-name="P1" draw:layer="layout" svg:x1="12.973cm" svg:y1="20.293cm" svg:x2="12.973cm" svg:y2="21.3cm">
          <text:p/>
        </draw:line>
        <draw:connector draw:style-name="gr6" draw:text-style-name="P1" draw:layer="layout" svg:x1="16.135cm" svg:y1="18.596cm" svg:x2="20.051cm" svg:y2="18.597cm" draw:start-shape="id12" svg:d="m16135 18596h2209v1h1707">
          <text:p/>
        </draw:connector>
        <draw:rect draw:style-name="gr7" draw:text-style-name="P1" xml:id="id15" draw:id="id15" draw:layer="layout" svg:width="1.491cm" svg:height="1.491cm" svg:x="12.548cm" svg:y="22.625cm">
          <text:p text:style-name="P1">S<text:span text:style-name="T1">j</text:span></text:p>
        </draw:rect>
        <draw:rect draw:style-name="gr7" draw:text-style-name="P1" xml:id="id18" draw:id="id18" draw:layer="layout" svg:width="1.491cm" svg:height="1.491cm" svg:x="16.576cm" svg:y="22.625cm">
          <text:p text:style-name="P1">S<text:span text:style-name="T1">k</text:span></text:p>
        </draw:rect>
        <draw:frame draw:style-name="gr12" draw:text-style-name="P8" draw:layer="layout" svg:width="1.783cm" svg:height="0.825cm" svg:x="11.26cm" svg:y="23.27cm">
          <draw:text-box>
            <text:p text:style-name="P8">p(x<text:span text:style-name="T7">t</text:span>|S<text:span text:style-name="T8">j</text:span>)</text:p>
          </draw:text-box>
        </draw:frame>
        <draw:frame draw:style-name="gr13" draw:text-style-name="P8" draw:layer="layout" svg:width="1.991cm" svg:height="0.825cm" svg:x="13.821cm" svg:y="23.256cm">
          <draw:text-box>
            <text:p text:style-name="P8">p(x<text:span text:style-name="T7">t+1</text:span>|S<text:span text:style-name="T8">j</text:span>)</text:p>
          </draw:text-box>
        </draw:frame>
        <draw:rect draw:style-name="gr5" draw:text-style-name="P1" xml:id="id16" draw:id="id16" draw:layer="layout" svg:width="1.007cm" svg:height="1.007cm" svg:x="14.356cm" svg:y="20.825cm">
          <text:p/>
        </draw:rect>
        <draw:rect draw:style-name="gr5" draw:text-style-name="P6" xml:id="id20" draw:id="id20" draw:layer="layout" svg:width="1.008cm" svg:height="1.008cm" svg:x="15.15cm" svg:y="20.826cm">
          <text:p/>
        </draw:rect>
        <draw:connector draw:style-name="gr14" draw:text-style-name="P9" draw:layer="layout" svg:x1="14.039cm" svg:y1="23.37cm" svg:x2="14.859cm" svg:y2="21.832cm" draw:start-shape="id15" draw:start-glue-point="1" draw:end-shape="id16" draw:end-glue-point="2" svg:d="m14039 23370h820v-1538">
          <text:p/>
        </draw:connector>
        <draw:rect draw:style-name="gr5" draw:text-style-name="P1" xml:id="id17" draw:id="id17" draw:layer="layout" svg:width="1.007cm" svg:height="1.007cm" svg:x="13.88cm" svg:y="21.087cm">
          <text:p/>
        </draw:rect>
        <draw:connector draw:style-name="gr14" draw:text-style-name="P1" draw:layer="layout" draw:line-skew="-0.252cm" svg:x1="13.88cm" svg:y1="21.59cm" svg:x2="12.548cm" svg:y2="23.37cm" draw:start-shape="id17" draw:start-glue-point="3" draw:end-shape="id15" draw:end-glue-point="3" svg:d="m13880 21590h-2085v1780h753">
          <text:p/>
        </draw:connector>
        <draw:rect draw:style-name="gr5" draw:text-style-name="P1" xml:id="id19" draw:id="id19" draw:layer="layout" svg:width="1.007cm" svg:height="1.008cm" svg:x="15.577cm" svg:y="20.769cm">
          <text:p/>
        </draw:rect>
        <draw:connector draw:style-name="gr14" draw:text-style-name="P1" draw:layer="layout" draw:line-skew="0.212cm" svg:x1="18.067cm" svg:y1="23.37cm" svg:x2="16.584cm" svg:y2="21.273cm" draw:start-shape="id18" draw:start-glue-point="1" draw:end-shape="id19" draw:end-glue-point="1" svg:d="m18067 23370h713v-2097h-2196">
          <text:p/>
        </draw:connector>
        <draw:connector draw:style-name="gr14" draw:text-style-name="P1" draw:layer="layout" svg:x1="15.654cm" svg:y1="21.834cm" svg:x2="16.576cm" svg:y2="23.37cm" draw:start-shape="id20" draw:start-glue-point="2" draw:end-shape="id18" draw:end-glue-point="3" svg:d="m15654 21834v1536h922">
          <text:p/>
        </draw:connector>
        <draw:rect draw:style-name="gr11" draw:text-style-name="P1" draw:layer="layout" svg:width="0.403cm" svg:height="0.704cm" draw:transform="skewX (0.0013962634015952) rotate (1.5707963267946) translate (11.32cm 22.624cm)">
          <text:p/>
        </draw:rect>
        <draw:line draw:style-name="gr2" draw:text-style-name="P1" draw:layer="layout" svg:x1="11.477cm" svg:y1="22.52cm" svg:x2="12.181cm" svg:y2="22.522cm">
          <text:p/>
        </draw:line>
        <draw:line draw:style-name="gr2" draw:text-style-name="P1" draw:layer="layout" svg:x1="11.479cm" svg:y1="22.362cm" svg:x2="12.183cm" svg:y2="22.364cm">
          <text:p/>
        </draw:line>
        <draw:rect draw:style-name="gr11" draw:text-style-name="P1" draw:layer="layout" svg:width="0.403cm" svg:height="0.704cm" draw:transform="skewX (0.0027925268031904) rotate (1.5707963267946) translate (15.349cm 22.782cm)">
          <text:p/>
        </draw:rect>
        <draw:line draw:style-name="gr2" draw:text-style-name="P1" draw:layer="layout" svg:x1="15.347cm" svg:y1="22.679cm" svg:x2="16.051cm" svg:y2="22.681cm">
          <text:p/>
        </draw:line>
        <draw:line draw:style-name="gr2" draw:text-style-name="P1" draw:layer="layout" svg:x1="15.349cm" svg:y1="22.52cm" svg:x2="16.053cm" svg:y2="22.522cm">
          <text:p/>
        </draw:line>
        <draw:frame draw:style-name="gr15" draw:text-style-name="P8" draw:layer="layout" svg:width="1.836cm" svg:height="0.825cm" svg:x="15.219cm" svg:y="23.283cm">
          <draw:text-box>
            <text:p text:style-name="P8">p(x<text:span text:style-name="T7">t</text:span>|S<text:span text:style-name="T8">k</text:span>)</text:p>
          </draw:text-box>
        </draw:frame>
        <draw:frame draw:style-name="gr16" draw:text-style-name="P8" draw:layer="layout" svg:width="2.045cm" svg:height="0.825cm" svg:x="17.85cm" svg:y="23.256cm">
          <draw:text-box>
            <text:p text:style-name="P8">p(x<text:span text:style-name="T7">t+1</text:span>|S<text:span text:style-name="T8">k</text:span>)</text:p>
          </draw:text-box>
        </draw:frame>
        <draw:rect draw:style-name="gr5" draw:text-style-name="P1" xml:id="id14" draw:id="id14" draw:layer="layout" svg:width="1.007cm" svg:height="1.007cm" svg:x="13.723cm" svg:y="20.295cm">
          <text:p/>
        </draw:rect>
        <draw:line draw:style-name="gr14" draw:text-style-name="P1" draw:layer="layout" svg:x1="14.827cm" svg:y1="23.372cm" svg:x2="15.401cm" svg:y2="23.378cm">
          <text:p/>
        </draw:line>
        <draw:line draw:style-name="gr14" draw:text-style-name="P1" draw:layer="layout" svg:x1="18.716cm" svg:y1="23.369cm" svg:x2="19.29cm" svg:y2="23.375cm">
          <text:p/>
        </draw:line>
        <draw:rect draw:style-name="gr5" draw:text-style-name="P1" draw:layer="layout" svg:width="3.022cm" svg:height="1.007cm" svg:x="8.788cm" svg:y="17.375cm">
          <text:p/>
        </draw:rect>
        <draw:rect draw:style-name="gr5" draw:text-style-name="P1" draw:layer="layout" svg:width="3.022cm" svg:height="1.007cm" svg:x="8.844cm" svg:y="23.632cm">
          <text:p/>
        </draw:rect>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James Rising</meta:initial-creator>
    <meta:creation-date>2012-09-25T13:53:37</meta:creation-date>
    <dc:date>2012-09-27T09:26:45</dc:date>
    <dc:creator>James Rising</dc:creator>
    <meta:editing-duration>PT18H35M</meta:editing-duration>
    <meta:editing-cycles>8</meta:editing-cycles>
    <meta:generator>OpenOffice.org/3.3$Unix OpenOffice.org_project/330m20$Build-9567</meta:generator>
    <meta:document-statistic meta:object-count="80"/>
  </office:meta>
</office:document-meta>
</file>